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7a49" officeooo:paragraph-rsid="00087a49"/>
    </style:style>
    <style:style style:name="P2" style:family="paragraph" style:parent-style-name="Standard">
      <style:text-properties officeooo:rsid="0008f26c" officeooo:paragraph-rsid="0008f26c"/>
    </style:style>
    <style:style style:name="P3" style:family="paragraph" style:parent-style-name="Standard">
      <style:text-properties officeooo:rsid="000cd33a" officeooo:paragraph-rsid="000cd33a"/>
    </style:style>
    <style:style style:name="P4" style:family="paragraph" style:parent-style-name="Standard">
      <style:text-properties officeooo:rsid="000e0f6c" officeooo:paragraph-rsid="000e0f6c"/>
    </style:style>
    <style:style style:name="P5" style:family="paragraph" style:parent-style-name="Standard">
      <style:text-properties officeooo:rsid="0012fff3" officeooo:paragraph-rsid="0012fff3"/>
    </style:style>
    <style:style style:name="P6" style:family="paragraph" style:parent-style-name="Standard">
      <style:text-properties officeooo:rsid="0012fff3" officeooo:paragraph-rsid="00134346"/>
    </style:style>
    <style:style style:name="P7" style:family="paragraph" style:parent-style-name="Standard">
      <style:text-properties officeooo:rsid="000ff558" officeooo:paragraph-rsid="000ff558"/>
    </style:style>
    <style:style style:name="P8" style:family="paragraph" style:parent-style-name="Standard">
      <style:text-properties officeooo:rsid="00134346" officeooo:paragraph-rsid="00134346"/>
    </style:style>
    <style:style style:name="P9" style:family="paragraph" style:parent-style-name="Standard">
      <style:text-properties officeooo:rsid="00142ddd" officeooo:paragraph-rsid="00142ddd"/>
    </style:style>
    <style:style style:name="P10" style:family="paragraph" style:parent-style-name="Standard">
      <style:text-properties officeooo:rsid="00142ddd" officeooo:paragraph-rsid="0015a5cd"/>
    </style:style>
    <style:style style:name="P11" style:family="paragraph" style:parent-style-name="Standard">
      <style:text-properties officeooo:rsid="0015a5cd" officeooo:paragraph-rsid="0015a5cd"/>
    </style:style>
    <style:style style:name="P12" style:family="paragraph" style:parent-style-name="Standard">
      <style:text-properties officeooo:rsid="0018bafb" officeooo:paragraph-rsid="0018bafb"/>
    </style:style>
    <style:style style:name="P13" style:family="paragraph" style:parent-style-name="Standard">
      <style:text-properties officeooo:rsid="00190e4b" officeooo:paragraph-rsid="00190e4b"/>
    </style:style>
    <style:style style:name="P14" style:family="paragraph" style:parent-style-name="Standard">
      <style:text-properties officeooo:rsid="00190e4b" officeooo:paragraph-rsid="001a1da7"/>
    </style:style>
    <style:style style:name="P15" style:family="paragraph" style:parent-style-name="Standard">
      <style:text-properties officeooo:rsid="00190e4b" officeooo:paragraph-rsid="001a57fd"/>
    </style:style>
    <style:style style:name="P16" style:family="paragraph" style:parent-style-name="Standard">
      <style:text-properties officeooo:rsid="00190e4b" officeooo:paragraph-rsid="001b0a72"/>
    </style:style>
    <style:style style:name="P17" style:family="paragraph" style:parent-style-name="Standard">
      <style:text-properties officeooo:rsid="001b0a72" officeooo:paragraph-rsid="001b0a72"/>
    </style:style>
    <style:style style:name="P18" style:family="paragraph" style:parent-style-name="Standard">
      <style:text-properties officeooo:rsid="001c639e" officeooo:paragraph-rsid="001c639e"/>
    </style:style>
    <style:style style:name="P19" style:family="paragraph" style:parent-style-name="Standard">
      <style:text-properties officeooo:rsid="001a1da7" officeooo:paragraph-rsid="001a1da7"/>
    </style:style>
    <style:style style:name="P20" style:family="paragraph" style:parent-style-name="Standard">
      <style:text-properties officeooo:rsid="001a1da7" officeooo:paragraph-rsid="001a57fd"/>
    </style:style>
    <style:style style:name="P21" style:family="paragraph" style:parent-style-name="Standard">
      <style:text-properties officeooo:rsid="002239cb" officeooo:paragraph-rsid="002239cb"/>
    </style:style>
    <style:style style:name="P22" style:family="paragraph" style:parent-style-name="Standard">
      <style:text-properties officeooo:rsid="002239cb" officeooo:paragraph-rsid="0023d3d0"/>
    </style:style>
    <style:style style:name="P23" style:family="paragraph" style:parent-style-name="Standard">
      <style:text-properties officeooo:rsid="0023d3d0" officeooo:paragraph-rsid="0023d3d0"/>
    </style:style>
    <style:style style:name="P24" style:family="paragraph" style:parent-style-name="Standard">
      <style:text-properties fo:language="en" fo:country="US" officeooo:rsid="000cd33a" officeooo:paragraph-rsid="000cd33a"/>
    </style:style>
    <style:style style:name="P25" style:family="paragraph" style:parent-style-name="Standard">
      <style:text-properties officeooo:rsid="002e4c8d" officeooo:paragraph-rsid="002e4c8d"/>
    </style:style>
    <style:style style:name="P26" style:family="paragraph" style:parent-style-name="Standard">
      <style:text-properties officeooo:rsid="0036e1f0" officeooo:paragraph-rsid="001a1da7"/>
    </style:style>
    <style:style style:name="P27" style:family="paragraph" style:parent-style-name="Standard">
      <style:text-properties officeooo:rsid="002239cb" officeooo:paragraph-rsid="0023d3d0"/>
    </style:style>
    <style:style style:name="P28" style:family="paragraph" style:parent-style-name="Standard">
      <style:text-properties officeooo:rsid="0023d3d0" officeooo:paragraph-rsid="0042b41b"/>
    </style:style>
    <style:style style:name="P29" style:family="paragraph" style:parent-style-name="Standard">
      <style:text-properties officeooo:rsid="0042b41b" officeooo:paragraph-rsid="0042b41b"/>
    </style:style>
    <style:style style:name="P30" style:family="paragraph" style:parent-style-name="Standard">
      <style:text-properties officeooo:rsid="004366ae" officeooo:paragraph-rsid="004366ae"/>
    </style:style>
    <style:style style:name="P31" style:family="paragraph" style:parent-style-name="Standard">
      <style:text-properties officeooo:rsid="004366ae" officeooo:paragraph-rsid="0043f88a"/>
    </style:style>
    <style:style style:name="P32" style:family="paragraph" style:parent-style-name="Standard">
      <style:text-properties officeooo:rsid="0043f88a" officeooo:paragraph-rsid="0043f88a"/>
    </style:style>
    <style:style style:name="P33" style:family="paragraph" style:parent-style-name="Standard">
      <style:text-properties officeooo:rsid="0045cab7" officeooo:paragraph-rsid="0045cab7"/>
    </style:style>
    <style:style style:name="T1" style:family="text">
      <style:text-properties officeooo:rsid="0008f26c"/>
    </style:style>
    <style:style style:name="T2" style:family="text">
      <style:text-properties officeooo:rsid="000aac23"/>
    </style:style>
    <style:style style:name="T3" style:family="text">
      <style:text-properties officeooo:rsid="000bcf10"/>
    </style:style>
    <style:style style:name="T4" style:family="text">
      <style:text-properties officeooo:rsid="000e0f6c"/>
    </style:style>
    <style:style style:name="T5" style:family="text">
      <style:text-properties officeooo:rsid="000e9c79"/>
    </style:style>
    <style:style style:name="T6" style:family="text">
      <style:text-properties officeooo:rsid="0011a398"/>
    </style:style>
    <style:style style:name="T7" style:family="text">
      <style:text-properties officeooo:rsid="00134346"/>
    </style:style>
    <style:style style:name="T8" style:family="text">
      <style:text-properties officeooo:rsid="00142ddd"/>
    </style:style>
    <style:style style:name="T9" style:family="text">
      <style:text-properties officeooo:rsid="001b0a72"/>
    </style:style>
    <style:style style:name="T10" style:family="text">
      <style:text-properties style:text-position="super 58%" officeooo:rsid="001b0a72"/>
    </style:style>
    <style:style style:name="T11" style:family="text">
      <style:text-properties style:text-position="super 58%" officeooo:rsid="002d038b"/>
    </style:style>
    <style:style style:name="T12" style:family="text">
      <style:text-properties officeooo:rsid="001e754d"/>
    </style:style>
    <style:style style:name="T13" style:family="text">
      <style:text-properties officeooo:rsid="0025a6e6"/>
    </style:style>
    <style:style style:name="T14" style:family="text">
      <style:text-properties officeooo:rsid="0028b407"/>
    </style:style>
    <style:style style:name="T15" style:family="text">
      <style:text-properties officeooo:rsid="002a7aaf"/>
    </style:style>
    <style:style style:name="T16" style:family="text">
      <style:text-properties officeooo:rsid="002c2fd7"/>
    </style:style>
    <style:style style:name="T17" style:family="text">
      <style:text-properties officeooo:rsid="002d038b"/>
    </style:style>
    <style:style style:name="T18" style:family="text">
      <style:text-properties officeooo:rsid="002e24f3"/>
    </style:style>
    <style:style style:name="T19" style:family="text">
      <style:text-properties officeooo:rsid="002e4c8d"/>
    </style:style>
    <style:style style:name="T20" style:family="text">
      <style:text-properties officeooo:rsid="002f5325"/>
    </style:style>
    <style:style style:name="T21" style:family="text">
      <style:text-properties officeooo:rsid="0030c897"/>
    </style:style>
    <style:style style:name="T22" style:family="text">
      <style:text-properties officeooo:rsid="00317b49"/>
    </style:style>
    <style:style style:name="T23" style:family="text">
      <style:text-properties officeooo:rsid="0032f651"/>
    </style:style>
    <style:style style:name="T24" style:family="text">
      <style:text-properties officeooo:rsid="00347e98"/>
    </style:style>
    <style:style style:name="T25" style:family="text">
      <style:text-properties officeooo:rsid="0035e7b1"/>
    </style:style>
    <style:style style:name="T26" style:family="text">
      <style:text-properties officeooo:rsid="0036e1f0"/>
    </style:style>
    <style:style style:name="T27" style:family="text">
      <style:text-properties officeooo:rsid="003b3f41"/>
    </style:style>
    <style:style style:name="T28" style:family="text">
      <style:text-properties officeooo:rsid="003bfdcb"/>
    </style:style>
    <style:style style:name="T29" style:family="text">
      <style:text-properties officeooo:rsid="003e8e42"/>
    </style:style>
    <style:style style:name="T30" style:family="text">
      <style:text-properties officeooo:rsid="0040cb06"/>
    </style:style>
    <style:style style:name="T31" style:family="text">
      <style:text-properties officeooo:rsid="0042b41b"/>
    </style:style>
    <style:style style:name="T32" style:family="text">
      <style:text-properties officeooo:rsid="0043f88a"/>
    </style:style>
    <style:style style:name="T33" style:family="text">
      <style:text-properties officeooo:rsid="0046f2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ack</text:span> still <text:span text:style-name="T1">couldn't</text:span> believe it even as he watched the <text:span text:style-name="T15">gorgeous</text:span> brunets head <text:span text:style-name="T1">bobbing</text:span> up and down between his <text:span text:style-name="T15">legs</text:span>. His member sliding in and out of her <text:span text:style-name="T1">throught</text:span> as she was deep <text:span text:style-name="T1">through ting</text:span> his manhood for the first time.</text:p>
      <text:p text:style-name="P1"/>
      <text:p text:style-name="P1">He couldn’t take it any more, the <text:span text:style-name="T1">masterful</text:span> blowjob and the <text:span text:style-name="T1">thought</text:span> of her being his devoted slave for li<text:span text:style-name="T16">f</text:span>e drove him over the edge of <text:span text:style-name="T2">ecstasy</text:span>, his load fired into her warm mouth as s<text:span text:style-name="T1">h</text:span>e milked him for every drop of <text:span text:style-name="T16">his</text:span> cum.</text:p>
      <text:p text:style-name="P1"/>
      <text:p text:style-name="P1">Her head lifted from his still hard member and the <text:span text:style-name="T1">audible</text:span> pop rang trough the room as her mouth <text:span text:style-name="T1">finally</text:span> <text:span text:style-name="T1">disconnected</text:span> from his head, looking down he was greeted with a <text:span text:style-name="T16">devoted</text:span> smile “Was this to your liking Master?” she asked with expecting eyes.</text:p>
      <text:p text:style-name="P1"/>
      <text:p text:style-name="P1">“Amazing as always Veronica, you <text:span text:style-name="T1">may cum now slave girl”, as the final trigger word reached her ear she could feel her own earth shattering orgasm rising from her drenched depths. She wasn’t allowed to wear panties around her master they were only for outings and when his friends visited and she would play the role of his girlfriend.</text:span></text:p>
      <text:p text:style-name="P1"/>
      <text:p text:style-name="P2">Still enjoying the post orgasm high Jack <text:span text:style-name="T2">laughed</text:span> to himself at how nervous he was the first time he gave her the command to suck his dick after the brain washing was done. She <text:span text:style-name="T2">deserved</text:span> it for all the shit she had put him through while they were in their last year<text:span text:style-name="T19">s</text:span> of <text:span text:style-name="T2">high school.</text:span></text:p>
      <text:p text:style-name="P2"/>
      <text:p text:style-name="P2">The memory still stung of the jock<text:span text:style-name="T3">s</text:span> <text:span text:style-name="T17">torturing him daily</text:span> after she had spread the roomer that he <text:span text:style-name="T17">tried to </text:span><text:s/>rape her <text:span text:style-name="T17">at one of the house parties</text:span>, all that just because he wouldn’t apologize to her after she bumped into him in the hallway <text:span text:style-name="T17">and her books fell to the floor</text:span>.</text:p>
      <text:p text:style-name="P2"/>
      <text:p text:style-name="P24">That was just the start, being part of the cheerleader squad they would constantly make jokes at his dispense in front of as may people as they could. The torture lasted <text:span text:style-name="T17">his</text:span> whole <text:span text:style-name="T17">11</text:span><text:span text:style-name="T11">th</text:span><text:span text:style-name="T17"> grade</text:span> <text:span text:style-name="T17">year </text:span>and he was getting to the end of his rope <text:span text:style-name="T17">with</text:span> the whole school <text:span text:style-name="T17">labeling </text:span>him a pervert and <text:span text:style-name="T4">social</text:span> outcast.</text:p>
      <text:p text:style-name="P25"/>
      <text:p text:style-name="P3"><text:span text:style-name="T19">One evening w</text:span>hile surfing the net <text:span text:style-name="T18">looking</text:span> for a good <text:span text:style-name="T18">hand gun </text:span>a<text:span text:style-name="T18">n email poped up in his inbox, <text:s/>the sender was a user named sexyFiend and all the mail contained was </text:span>a <text:span text:style-name="T4">Dropbox</text:span> link for a document file <text:span text:style-name="T19">and </text:span>the message “<text:span text:style-name="T19">Don’t share this with any one else</text:span>”.</text:p>
      <text:p text:style-name="P3"/>
      <text:p text:style-name="P3"><text:span text:style-name="T19">The Dropbox file were</text:span> instructions on how to make a brain washing machine, “Holy fuck” slipped from his lips <text:span text:style-name="T4">as the whole picture started to form in his mind,</text:span> the machine wasn’t a whole machine but like a DIY brainwashing rig consisting of a VR headset, leather belts <text:span text:style-name="T19">and links to what looked like mind altering videos of some sort on the same Dropbox account!</text:span></text:p>
      <text:p text:style-name="P3"/>
      <text:p text:style-name="P4">He <text:span text:style-name="T20">tried to email this sexyFiend but the mail provider just returned a message stating the email account does not exist, a</text:span> few seconds after <text:span text:style-name="T20">the originale email</text:span> <text:span text:style-name="T5">wiped</text:span> itself <text:span text:style-name="T20">from the inbox</text:span> and a shortcut to <text:span text:style-name="T20">the</text:span> Dropbox folder was created on his desktop. He sat there stunned but a plan already forming inside his head on how to brainwash a school girl he hated, a cruel smile forming on his face.</text:p>
      <text:p text:style-name="P5"/>
      <text:p text:style-name="P5">The night of the next <text:span text:style-name="T21">house party before summer vacation he tailing her preparing t</text:span>o set <text:span text:style-name="T22">his plan</text:span> into motion <text:span text:style-name="T22">that he </text:span>worked on from that night he received the message from <text:span text:style-name="T22">sexyFiend</text:span>, <text:span text:style-name="T22">h</text:span>e wasn’t invited to the after party that night but no one was really invited you just came and partied, drank and passed out. </text:p>
      <text:p text:style-name="P5"/>
      <text:p text:style-name="P6">Tonight Jack was on a mission though, he had already prepared the drink he knew Victoria liked and spiked it with a date rape drug in the ice, as Victorias boyfriend <text:span text:style-name="T14">finished</text:span> pour<text:span text:style-name="T7">ing</text:span> her a drink <text:span text:style-name="T7">and set it </text:span><text:soft-page-break/><text:span text:style-name="T7">down</text:span> <text:span text:style-name="T7">Jack walked behind him tapping him on the opposite shoulder, Jack swapped the two drinks and continued on his way.</text:span></text:p>
      <text:p text:style-name="P6"/>
      <text:p text:style-name="P8">Two tables over he saw some of the <text:span text:style-name="T14">cheerleader</text:span> squad standing around, he walked up to a group of strangers close to them and <text:span text:style-name="T14">casually</text:span> said into the group “Did you see Dwain spiking that drink?” pointing his thumb in the direction of the drinks table, as their <text:span text:style-name="T22">gazes</text:span> turned to Dwain now on his way to Victoria, <text:s/>Jack slipped away to watch his plan unfold.</text:p>
      <text:p text:style-name="P6"/>
      <text:p text:style-name="P8">Two girls from the group split off and stopped Victoria from drinking <text:span text:style-name="T22">the spiked drink</text:span>, an argument <text:span text:style-name="T14">ensued</text:span> and Dwain with a look of anger took the drink from Victoria and swallowed it down with a few gulps, a few moments later and he started <text:span text:style-name="T14">staggering</text:span> around. A look of <text:span text:style-name="T14">disappointing</text:span> anger crept over Victorias face as she left the party. Leaving friends and boyfriend <text:span text:style-name="T22">behind</text:span>.</text:p>
      <text:p text:style-name="P8"/>
      <text:p text:style-name="P8">Jack slipped out the closest door following her, <text:span text:style-name="T8">she moved to a secluded area Jack assumed to cry or call someone to pick her up. Making sure no friends followed he pulled a rag and bottle of strong smelling chemicals from his pockets. Jack made quick work of subduing Vicrotia.</text:span></text:p>
      <text:p text:style-name="P8"/>
      <text:p text:style-name="P9">Victorias <text:span text:style-name="T23">arms and legs where spread apart</text:span> strapped to the <text:span text:style-name="T23">corners posts of the bed, </text:span>a ball gag strapped into her mouth and her eyes covered with the VR set and her ears <text:span text:style-name="T14">plugged</text:span> with headphones. <text:span text:style-name="T23">He decided to keep her clothed and enjoy the mistery of what was underneath for a little longer.</text:span></text:p>
      <text:p text:style-name="P9"/>
      <text:p text:style-name="P9">Jack hit the start button on the program, <text:span text:style-name="T23">the VR headset coming to life, soon</text:span> Victoria would wake up to the program running. After checking her straps one more time Jack left to get some sleep, he found it nerve <text:span text:style-name="T14">wrecking</text:span> to wonder if the <text:span text:style-name="T14">program</text:span> would really work.</text:p>
      <text:p text:style-name="P9"/>
      <text:p text:style-name="P11">Jack woke up feeling refreshed, the last few days still seem<text:span text:style-name="T24">ed </text:span>like a dream, could her really have done this and would it work. Walking to the <text:span text:style-name="T24">spare bedroom in the basement </text:span>where her stored Victoria <text:span text:style-name="T24">for her brainwashing, his hand trembling with exitement aas he unlocked the door.</text:span></text:p>
      <text:p text:style-name="P10"/>
      <text:p text:style-name="P11"><text:span text:style-name="T24">T</text:span>here she was spread open like his <text:span text:style-name="T14">favorite</text:span> book facing towards him, he could see her erect nipples through her blue blose. <text:span text:style-name="T25">Noticing that </text:span>she d<text:span text:style-name="T25">idn’t </text:span>like wearing a bra, he wondered about her panties. The previous nights activities did not <text:span text:style-name="T14">afford</text:span> him any <text:span text:style-name="T14">sneak</text:span> peaks as he was <text:span text:style-name="T14">worried</text:span> about being <text:span text:style-name="T14">caught.</text:span></text:p>
      <text:p text:style-name="P10"/>
      <text:p text:style-name="P11"><text:span text:style-name="T25">W</text:span>ondered if she was still <text:span text:style-name="T14">knocked</text:span> out as he <text:span text:style-name="T14">couldn't</text:span> see any change to her <text:span text:style-name="T14">demeanor he slowly approached her ,she let out a small sigh that changed to a soft moan. Moving past her to the laptop behind her, as he looked at the screen he saw she was into the first seven hours of the program and she would get her first break in another three.</text:span></text:p>
      <text:p text:style-name="P11"/>
      <text:p text:style-name="P12">He walked to her and <text:span text:style-name="T14">slowly</text:span> lifted her skirt, he was <text:span text:style-name="T14">disappointed to find cloth covering her nether reagoun but upon further inspection</text:span> pleased to see her sporting a bright red g string. He found his cock stiffening to the <text:span text:style-name="T14">wonderful</text:span> sight. He couldn’t stop himself as he moved closer to her crotch and inhaled deeply.</text:p>
      <text:p text:style-name="P12"/>
      <text:p text:style-name="P12">He was rewarded with a <text:span text:style-name="T25">swet floral scent that was a bit musky as well comming</text:span> from her nether <text:span text:style-name="T14">region</text:span>, at a second glance he noticed with even <text:span text:style-name="T14">greater</text:span> pleasure that s<text:span text:style-name="T14">h</text:span>e was moist. He grabbed his phone and snapped a picture before retreating to his room to help his <text:span text:style-name="T14">throbbing</text:span> cock.</text:p>
      <text:p text:style-name="P12"/>
      <text:p text:style-name="P13"><text:soft-page-break/>Victoria woke up to a headache and total darkness, her senses <text:span text:style-name="T14">slowly</text:span> returning she noticed her hands bound and arms unable to move, <text:span text:style-name="T14">panic</text:span> started to creep up her spine. A white light blinded her as her eyes started to focus and she could make out the words ‘Relax phase initiated’.</text:p>
      <text:p text:style-name="P13"/>
      <text:p text:style-name="P13">A low humming sound came from what she could only <text:span text:style-name="T14">assume</text:span> where headphones in hear ears as colors started to swirl around in her vision and words flashing in and out to quick to <text:span text:style-name="T14">recognize.</text:span> Panic took full control of her and she started <text:span text:style-name="T14">frantically</text:span> <text:span text:style-name="T14">struggling</text:span> against the restraints, as she tried to scream she became aware of the ball gag in her mouth.</text:p>
      <text:p text:style-name="P13"/>
      <text:p text:style-name="P13">She couldn't tell how much time passed and how long she had struggled but she was now allot calmer and the colors where now a small part of her world. She knew she had to escape and could now think with calm clarity about everything that happened.</text:p>
      <text:p text:style-name="P13"/>
      <text:p text:style-name="P26">Her plan to escape seemed to get fogier and fogier as time went by, she closed her eyes hoping it would help her focus but it slowely became harder and harder to focus on her plan, she could swear this would be the perfect time to start panicking again but she found herself just relaxing. All she wanted to do now was just relax and not worry about anything.</text:p>
      <text:p text:style-name="P14"/>
      <text:p text:style-name="P19"><text:span text:style-name="T26">She found the</text:span> colors so <text:span text:style-name="T14">beautiful, she couldn’t remember when she had opened her eyes</text:span> <text:span text:style-name="T26">again but it was ok</text:span> she <text:span text:style-name="T26">found</text:span> the words flashing in and out were good for her, she felt a connection to them. The calm was good and her relaxing <text:span text:style-name="T27">into them</text:span> was good and she was a good calm girl.</text:p>
      <text:p text:style-name="P14"/>
      <text:p text:style-name="P19">She felt her ball gag releasing and <text:span text:style-name="T14">realized</text:span> how sore her jaw muscles were <text:span text:style-name="T27">but it didn’t matter</text:span>, she opened and closed her mouth a few times to help the <text:span text:style-name="T14">muscles</text:span>, a thought entered her mind to scream for help, for anyone to help her but now she just couldn't remember why it was important to do that, she was just relaxing here.</text:p>
      <text:p text:style-name="P14"/>
      <text:p text:style-name="P20">She felt something at her mouth and opened it, cold water <text:span text:style-name="T27">flowed</text:span> in and she greedily gulped it up, shortly after that the hose was removed and she kept her mouth open just <text:span text:style-name="T14">waiting.</text:span> She was rewarded with a nice <text:span text:style-name="T27">hot</text:span> meal, spooned into her mouth bite by bite. It was nice to be able to just relax, eat, drink and not have to do anything for now just focus on her words, her colors and her relaxation.</text:p>
      <text:p text:style-name="P15"/>
      <text:p text:style-name="P17">Jack could not believe it she was completely docile, he was so worried she would scream for help or bite at the hose or spoon. He <text:span text:style-name="T27">put</text:span> down the plate while staring at her light pink lips, the balm looked very nice on her. <text:span text:style-name="T27">He felt his lowe half sturing again as he imagined her tounge and what it could do for him.</text:span></text:p>
      <text:p text:style-name="P16"/>
      <text:p text:style-name="P16"><text:span text:style-name="T9">He looked back at the laptop and checked the program, it was almost time for ‘waste disposal’ as the program called it, he had the bucket ready but her g string was still in place and he was sporting another erection, his 5</text:span><text:span text:style-name="T10">th</text:span><text:span text:style-name="T9"> one for the day, he wondered shortly if you could die from to many erections in a day, he hoped not.</text:span></text:p>
      <text:p text:style-name="P16"/>
      <text:p text:style-name="P17">With <text:span text:style-name="T14">scissors</text:span> in had he cut the g string <text:span text:style-name="T27">off</text:span> as she was still <text:span text:style-name="T14">fastened</text:span> <text:span text:style-name="T27">in the bed legs and arms spread open</text:span>, his <text:span text:style-name="T14">throbbing</text:span> erection <text:span text:style-name="T14">threatening</text:span> to burst loose like <text:span text:style-name="T14">Godzilla</text:span> at any moment. He pulled the g string away and with the front flap lifting away from her snatch it was like a dam bursting, <text:span text:style-name="T28">a few droplets of her</text:span> clear honey <text:span text:style-name="T28">leaking</text:span> out. His <text:span text:style-name="T14">reverence</text:span> was broke by the red warning light blinking on the program counting down the <text:span text:style-name="T14">eminent ‘waste disposal’.</text:span></text:p>
      <text:p text:style-name="P18"/>
      <text:p text:style-name="P18"><text:soft-page-break/>After discarding the waste and cleaning her off he snapped a picture of her <text:span text:style-name="T14">beautiful</text:span> shaven snatch. He checked the <text:span text:style-name="T14">program</text:span> again <text:span text:style-name="T12">and found </text:span>everything was in order <text:span text:style-name="T12">so</text:span> he went out for the day, planning his new slaves wardrobe and window shopping <text:span text:style-name="T29">for</text:span> sex <text:span text:style-name="T12">toys was</text:span> such a rush, he could see he would have to break this task into small<text:span text:style-name="T29">er</text:span> bite sizes.</text:p>
      <text:p text:style-name="P21"/>
      <text:p text:style-name="P22">After a week Jack loosened her straps and she stood there with the <text:span text:style-name="T30">VR </text:span>set and <text:span text:style-name="T14">earphones</text:span> on and started doing exercises, <text:span text:style-name="T31">he hadn’t changed her clothes since the day he kidnapped her and they where starting to stink, the program would have her strip after the exercise so he could wash them.</text:span></text:p>
      <text:p text:style-name="P22"/>
      <text:p text:style-name="P28">While she exercised <text:span text:style-name="T31">her phone went of letting him know she had aa message, her parents where asking how her trip was with her friends. He replied in the same fasion as her other messages to her parents as not to raise their suspisions.</text:span></text:p>
      <text:p text:style-name="P28"/>
      <text:p text:style-name="P29">Earlier he had to reply to a message from her friend asuring them that her recovery from her breakup with her ex boyfriend was going smoothly with chocolate ice cream cunsoling her lonely nights. The plan was working allot smoother than he had expected.</text:p>
      <text:p text:style-name="P22"/>
      <text:p text:style-name="P22"><text:span text:style-name="T31">Veronica stopped exercising after an hour, sweat dripping from every curve she had, she then stripped and climbed back onto the bed, her body seemed to go completely limp. As the program instructed him that from now on he wouldn’t need to strap her down any more and that phase two had started.</text:span></text:p>
      <text:p text:style-name="P22"/>
      <text:p text:style-name="P23">Looking at her snatch he could see this was true, her cunt was starting to leek on to the <text:span text:style-name="T31">sheets</text:span>. He moved <text:span text:style-name="T31">closer to her </text:span>and <text:span text:style-name="T14">slowly</text:span> slid the remote <text:span text:style-name="T14">controlled</text:span> dildo into her, she didn’t make a move <text:span text:style-name="T13">but he could swear he almost felt her sucking the dildo into her wetness.</text:span></text:p>
      <text:p text:style-name="P23"/>
      <text:p text:style-name="P29">Jack noted with glee that this phase was her sex training, striping her of any shame she had for preforming lude acts be it in public or private, he could barely control himself as his agressively hardning cock made its wishes known.</text:p>
      <text:p text:style-name="P29"/>
      <text:p text:style-name="P30">That week Jack was instructed by the program to mastrubade in cups and deposit them into her open mouth, she eagirly closed her mouth with every deposite and seemed to start squarming on the bed as she tasted his cum.</text:p>
      <text:p text:style-name="P30"/>
      <text:p text:style-name="P31"><text:span text:style-name="T32">Ja</text:span>ck was also instructed to rub the smell of his member all over her face and more spicificaly under her nose, every time he did this she would slowely in hale the scent for a long time a small smile on her face as if she was deeply satisfied with his scent on her.</text:p>
      <text:p text:style-name="P31"/>
      <text:p text:style-name="P31"><text:s/><text:span text:style-name="T32">That whole month passed like a dream, a great long wet dream with Jack having to do a many great lude things to her from having her suck him of to him stimulating both her holes at the same time with vibrators.</text:span></text:p>
      <text:p text:style-name="P31"/>
      <text:p text:style-name="P32">He found it strange and a bit disapointing that not once had the program instruckted him to fuck her, or put his cock in her ass, something he had fantasized about doing to any girl for as long as he could remember.</text:p>
      <text:p text:style-name="P32"/>
      <text:p text:style-name="P33">When the program finaly entered phaze three it instructed him to take out both vibrators and clean her off.</text:p>
      <text:p text:style-name="P16"/>
      <text:p text:style-name="P10"><text:s/>process would take a month and then another month for final tweaking.</text:p>
      <text:p text:style-name="P6"><text:soft-page-break/></text:p>
      <text:p text:style-name="P6"/>
      <text:p text:style-name="P5"/>
      <text:p text:style-name="P7">Victoria was set to go on trip with boyfriend and friends for two months after last party they had for the school after graduation, he rigs it that victoria thinks her boyfriend tried to roofie her and she no longer goes on the trip but he then abduckt her and uses her phon<text:span text:style-name="T6">e</text:span> to let her parents know she is still going on the trip and let the friends know that she is still not commin<text:span text:style-name="T6">g</text:span> on the trip, he then proceeds to brain wash the hell out of her lo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21:18:13.273000000</meta:creation-date>
    <dc:date>2019-09-09T16:02:45.560805838</dc:date>
    <meta:editing-duration>PT8H38M59S</meta:editing-duration>
    <meta:editing-cycles>32</meta:editing-cycles>
    <meta:generator>LibreOffice/6.2.6.2$Linux_X86_64 LibreOffice_project/20$Build-2</meta:generator>
    <meta:document-statistic meta:table-count="0" meta:image-count="0" meta:object-count="0" meta:page-count="5" meta:paragraph-count="46" meta:word-count="2512" meta:character-count="13401" meta:non-whitespace-character-count="10928"/>
  </office:meta>
</office:document-meta>
</file>